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5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37.74pt"/>
    </style:style>
    <style:style style:name="co10" style:family="table-column">
      <style:table-column-properties fo:break-before="auto" style:column-width="348.15pt"/>
    </style:style>
    <style:style style:name="co11" style:family="table-column">
      <style:table-column-properties fo:break-before="auto" style:column-width="347.05pt"/>
    </style:style>
    <style:style style:name="co12" style:family="table-column">
      <style:table-column-properties fo:break-before="auto" style:column-width="281.65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114.89pt"/>
    </style:style>
    <style:style style:name="co16" style:family="table-column">
      <style:table-column-properties fo:break-before="auto" style:column-width="274pt"/>
    </style:style>
    <style:style style:name="co17" style:family="table-column">
      <style:table-column-properties fo:break-before="auto" style:column-width="384.21pt"/>
    </style:style>
    <style:style style:name="co18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34.5pt" fo:break-before="auto" style:use-optimal-row-height="true"/>
    </style:style>
    <style:style style:name="ro14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2.3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79.85pt" fo:break-before="auto" style:use-optimal-row-height="true"/>
    </style:style>
    <style:style style:name="ro15" style:family="table-row">
      <style:table-row-properties style:row-height="57.46pt" fo:break-before="auto" style:use-optimal-row-height="true"/>
    </style:style>
    <style:style style:name="ro16" style:family="table-row">
      <style:table-row-properties style:row-height="180.54pt" fo:break-before="auto" style:use-optimal-row-height="true"/>
    </style:style>
    <style:style style:name="ro17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top"/>
      <style:text-properties style:font-name="Liberation Sans"/>
    </style:style>
    <style:style style:name="ce43" style:family="table-cell" style:parent-style-name="Default">
      <style:table-cell-properties fo:wrap-option="wrap" style:vertical-align="top"/>
      <style:text-properties style:font-name="DejaVu Sans Mono"/>
    </style:style>
    <style:style style:name="ce44" style:family="table-cell" style:parent-style-name="Default">
      <style:table-cell-properties fo:wrap-option="wrap" style:vertical-align="top"/>
      <style:text-properties style:font-name="Ubuntu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41" style:family="table-cell" style:parent-style-name="Default">
      <style:table-cell-properties fo:wrap-option="wrap"/>
      <style:text-properties style:font-name="Liberation Sans"/>
    </style:style>
    <style:style style:name="ce49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1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/>
    </style:style>
    <style:style style:name="ce28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9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7" style:family="table-cell" style:parent-style-name="Default">
      <style:table-cell-properties fo:wrap-option="wrap"/>
      <style:text-properties style:font-name="Liberation Sans"/>
    </style:style>
    <style:style style:name="ce38" style:family="table-cell" style:parent-style-name="Default">
      <style:table-cell-properties fo:wrap-option="wrap" style:vertical-align="top"/>
      <style:text-properties style:font-name="Liberation Sans"/>
    </style:style>
    <style:style style:name="ce16" style:family="table-cell" style:parent-style-name="Default" style:data-style-name="N100">
      <style:table-cell-properties fo:wrap-option="wrap" style:vertical-align="top"/>
    </style:style>
    <style:style style:name="ce48" style:family="table-cell" style:parent-style-name="Default">
      <style:table-cell-properties fo:wrap-option="wrap" style:vertical-align="top"/>
      <style:text-properties style:font-name="DejaVu Sans Mono"/>
    </style:style>
    <style:style style:name="ce53" style:family="table-cell" style:parent-style-name="Default">
      <style:table-cell-properties fo:wrap-option="wrap" style:vertical-align="top"/>
      <style:text-properties style:font-name="Ubuntu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56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7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8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59" style:family="table-cell" style:parent-style-name="Default">
      <style:table-cell-properties fo:wrap-option="wrap" style:vertical-align="top"/>
    </style:style>
    <style:style style:name="T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DejaVu Sans Mono" style:font-size-asian="10pt" style:font-size-complex="10pt"/>
    </style:style>
    <style:style style:name="T9" style:family="text">
      <style:text-properties fo:color="#000000" style:font-name="DejaVu Sans Mono" style:font-size-asian="9pt"/>
    </style:style>
    <style:style style:name="T10" style:family="text">
      <style:text-properties fo:color="#000000" style:font-name="DejaVu Sans Mono" style:font-size-asian="10pt" style:font-size-complex="10pt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5" table:default-cell-style-name="ce22"/>
        <table:table-column table:style-name="co16" table:default-cell-style-name="ce24"/>
        <table:table-column table:style-name="co17" table:default-cell-style-name="ce39"/>
        <table:table-column table:style-name="co18" table:default-cell-style-name="ce37"/>
        <table:table-column table:style-name="co5" table:number-columns-repeated="1020" table:default-cell-style-name="ce37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string" calcext:value-type="string">
            <text:p>xdg-user-dirs-update</text:p>
          </table:table-cell>
          <table:table-cell table:style-name="ce34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dconf-editor</text:p>
          </table:table-cell>
          <table:table-cell table:style-name="ce34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6">
          <table:table-cell/>
          <table:table-cell table:style-name="ce2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6">
          <table:table-cell/>
          <table:table-cell table:style-name="ce2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3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<text:span text:style-name="T3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3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3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23"/>
          <table:table-cell table:number-columns-repeated="1022"/>
        </table:table-row>
        <table:table-row table:style-name="ro7">
          <table:table-cell/>
          <table:table-cell table:style-name="ce23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7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4">(</text:span>L minuscule<text:span text:style-name="T4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6">
          <table:table-cell/>
          <table:table-cell table:style-name="ce2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6">
          <table:table-cell/>
          <table:table-cell table:style-name="ce2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6">
          <table:table-cell/>
          <table:table-cell table:style-name="ce2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7">
          <table:table-cell/>
          <table:table-cell table:style-name="ce23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6">
          <table:table-cell/>
          <table:table-cell table:style-name="ce23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6">
          <table:table-cell/>
          <table:table-cell table:style-name="ce23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6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16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6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touch foo bar &amp;&amp; ls -l !#:2</text:p>
          </table:table-cell>
          <table:table-cell table:style-name="ce34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5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5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7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10">
          <table:table-cell table:style-name="ce20"/>
          <table:table-cell table:style-name="ce28" office:value-type="string" calcext:value-type="string">
            <text:p><text:span text:style-name="T6">case "$1" in </text:span></text:p>
            <text:p><text:span text:style-name="T6">"cat"|"dog"|"mouse")</text:span></text:p>
            <text:p><text:span text:style-name="T6">echo "dollar 1 is either a cat or a dog or a mouse"</text:span></text:p>
            <text:p><text:span text:style-name="T6">;;</text:span></text:p>
            <text:p><text:span text:style-name="T6">*)</text:span></text:p>
            <text:p><text:span text:style-name="T6">echo "none of the above"</text:span></text:p>
            <text:p><text:span text:style-name="T6">;;</text:span></text:p>
            <text:p><text:span text:style-name="T6">esac</text:span></text:p>
            <text:p/>
          </table:table-cell>
          <table:table-cell table:style-name="ce4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8">
          <table:table-cell table:style-name="ce20"/>
          <table:table-cell table:style-name="ce28" office:value-type="string" calcext:value-type="string">
            <text:p><text:span text:style-name="T6">a=123</text:span></text:p>
            <text:p><text:span text:style-name="T6">echo "${a::-1}"</text:span></text:p>
            <text:p><text:span text:style-name="T6">=&gt; 12</text:span></text:p>
            <text:p/>
          </table:table-cell>
          <table:table-cell table:style-name="ce46" office:value-type="string" calcext:value-type="string">
            <text:p>Substring.</text:p>
          </table:table-cell>
          <table:table-cell table:number-columns-repeated="1021"/>
        </table:table-row>
        <table:table-row table:style-name="ro11">
          <table:table-cell table:style-name="ce20"/>
          <table:table-cell table:style-name="ce28" office:value-type="string" calcext:value-type="string">
            <text:p><text:span text:style-name="T6">var=test</text:span></text:p>
            <text:p><text:span text:style-name="T6">test="my string"</text:span></text:p>
            <text:p><text:span text:style-name="T6">echo "$var"</text:span></text:p>
            <text:p><text:span text:style-name="T6">=&gt; test</text:span></text:p>
            <text:p><text:span text:style-name="T6">echo "${!var}"</text:span></text:p>
            <text:p><text:span text:style-name="T6">=&gt; my string</text:span></text:p>
            <text:p/>
          </table:table-cell>
          <table:table-cell table:style-name="ce4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10">
          <table:table-cell/>
          <table:table-cell table:style-name="ce31" office:value-type="string" calcext:value-type="string">
            <text:p><text:span text:style-name="T9">#!/bin/bash</text:span></text:p>
            <text:p><text:span text:style-name="T9">find . -type f | while read</text:span></text:p>
            <text:p><text:span text:style-name="T9">do</text:span></text:p>
            <text:p><text:span text:style-name="T9">f=`echo "$REPLY"`</text:span></text:p>
            <text:p><text:span text:style-name="T9">fn=`echo "$REPLY" | sed 's/\"//g' | sed 's/…/ etc/g'`</text:span></text:p>
            <text:p><text:span text:style-name="T9">echo $fn</text:span></text:p>
            <text:p><text:span text:style-name="T9">#mv "$f" "$fn"</text:span></text:p>
            <text:p><text:span text:style-name="T9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31" office:value-type="string" calcext:value-type="string">
            <text:p><text:span text:style-name="T10">for i in *_original.*</text:span></text:p>
            <text:p><text:span text:style-name="T10">do</text:span></text:p>
            <text:p><text:span text:style-name="T10">echo cp -p "$i" "${i/_original./_copy.}"</text:span></text:p>
            <text:p><text:span text:style-name="T10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28" office:value-type="string" calcext:value-type="string">
            <text:p><text:span text:style-name="T6">#!/bin/bash</text:span></text:p>
            <text:p><text:span text:style-name="T6">cd /home/frromain/Documents/Informatique/Prog/Web/Sites/livrets/Data</text:span></text:p>
            <text:p><text:span text:style-name="T6">find . \( -name '*.txt' -o -name '*.tex' -o -name '*.gabc' \) | while read</text:span></text:p>
            <text:p><text:span text:style-name="T6">do</text:span></text:p>
            <text:p><text:span text:style-name="T6">   sed -i "s/√/↓/g" "$REPLY"</text:span></text:p>
            <text:p><text:span text:style-name="T6">   sed -i "s/®/¶/g" "$REPLY"</text:span></text:p>
            <text:p><text:span text:style-name="T6">   sed -i "s/†/ŧ/g" "$REPLY"</text:span></text:p>
            <text:p><text:span text:style-name="T6">   sed -i "s/ã/å/g" "$REPLY"</text:span></text:p>
            <text:p><text:span text:style-name="T6">   sed -i "s/õ/Ø/g" "$REPLY"</text:span></text:p>
            <text:p><text:span text:style-name="T6">   sed -i "s/Ï/¥/g" "$REPLY"</text:span></text:p>
            <text:p><text:span text:style-name="T6">   sed -i "s/™/Ŧ/g" "$REPLY"</text:span></text:p>
            <text:p><text:span text:style-name="T6">   sed -i "s/∏/Þ/g" "$REPLY"</text:span></text:p>
            <text:p><text:span text:style-name="T6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8"/>
        <table:table-column table:style-name="co7" table:default-cell-style-name="ce38"/>
        <table:table-column table:style-name="co8" table:default-cell-style-name="ce38"/>
        <table:table-column table:style-name="co5" table:number-columns-repeated="1021" table:default-cell-style-name="ce20"/>
        <table:table-row table:style-name="ro1">
          <table:table-cell office:value-type="string" calcext:value-type="string">
            <text:p>'.</text:p>
          </table:table-cell>
          <table:table-cell table:style-name="ce53" office:value-type="string" calcext:value-type="string">
            <text:p>Va à la dernière modification.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53" office:value-type="string" calcext:value-type="string">
            <text:p>Idem.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53" office:value-type="string" calcext:value-type="string">
            <text:p>Idem.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23" office:value-type="string" calcext:value-type="string">
            <text:p>:%s/pattern//ng</text:p>
          </table:table-cell>
          <table:table-cell table:style-name="ce53" office:value-type="string" calcext:value-type="string">
            <text:p>Compte le nombre d'occurrences de 'pattern'.</text:p>
          </table:table-cell>
          <table:table-cell table:style-name="ce53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53" office:value-type="string" calcext:value-type="string">
            <text:p>Affiche toutes les occurrences de 'pattern'.</text:p>
          </table:table-cell>
          <table:table-cell table:style-name="ce34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53" office:value-type="string" calcext:value-type="string">
            <text:p>Delete to mark a.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53" office:value-type="string" calcext:value-type="string">
            <text:p>Yank to mark a.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53" office:value-type="string" calcext:value-type="string">
            <text:p>Quick ref.</text:p>
          </table:table-cell>
          <table:table-cell table:style-name="ce53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53" office:value-type="string" calcext:value-type="string">
            <text:p>Retourne en mode visuel après une commande, avec la même sélection que la dernière fois.</text:p>
          </table:table-cell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53" office:value-type="string" calcext:value-type="string">
            <text:p>Chemin du fichier courant.</text:p>
          </table:table-cell>
          <table:table-cell table:style-name="ce53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53" office:value-type="string" calcext:value-type="string">
            <text:p>Format fichier = php + txtfmt (permet d'avoir les 2 highlightings).</text:p>
          </table:table-cell>
          <table:table-cell table:style-name="ce53"/>
          <table:table-cell table:number-columns-repeated="1021"/>
        </table:table-row>
        <table:table-row table:style-name="ro1" table:number-rows-repeated="4">
          <table:table-cell/>
          <table:table-cell table:style-name="ce53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9" table:default-cell-style-name="ce23"/>
        <table:table-column table:style-name="co10" table:default-cell-style-name="ce53"/>
        <table:table-row table:style-name="ro13">
          <table:table-cell table:style-name="ce54" office:value-type="string" calcext:value-type="string">
            <text:p>py manage.py collectstatic</text:p>
          </table:table-cell>
          <table:table-cell office:value-type="string" calcext:value-type="string">
            <text:p><text:span text:style-name="T11">À lancer sur le serveur chaque fois qu'un fichier statique est modifié. Suppose que la ligne </text:span><text:span text:style-name="T12">STATIC_ROOT = '/home/fr_romain/sites/hotellerie/static' a été ajoutée à settings.py.</text:span>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5"/>
          <table:table-cell/>
        </table:table-row>
      </table:table>
      <table:table table:name="MySQL" table:style-name="ta1">
        <table:table-column table:style-name="co11" table:default-cell-style-name="ce55"/>
        <table:table-column table:style-name="co12" table:default-cell-style-name="ce53"/>
        <table:table-row table:style-name="ro1">
          <table:table-cell table:style-name="ce23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</table:table-row>
        <table:table-row table:style-name="ro1">
          <table:table-cell table:style-name="ce23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</table:table-row>
        <table:table-row table:style-name="ro14">
          <table:table-cell table:style-name="ce23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</table:table-row>
        <table:table-row table:style-name="ro1">
          <table:table-cell table:style-name="ce23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</table:table-row>
        <table:table-row table:style-name="ro1">
          <table:table-cell table:style-name="ce23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it" table:style-name="ta1">
        <table:table-column table:style-name="co13" table:default-cell-style-name="ce58"/>
        <table:table-column table:style-name="co14" table:default-cell-style-name="ce37"/>
        <table:table-column table:style-name="co5" table:number-columns-repeated="1022" table:default-cell-style-name="ce20"/>
        <table:table-row table:style-name="ro1">
          <table:table-cell table:style-name="ce56" office:value-type="string" calcext:value-type="string">
            <text:p>git blame &lt;nom fichier&gt;</text:p>
          </table:table-cell>
          <table:table-cell table:style-name="ce53" office:value-type="string" calcext:value-type="string">
            <text:p>Historique d'un fichier.</text:p>
          </table:table-cell>
          <table:table-cell table:style-name="ce59"/>
          <table:table-cell table:style-name="ce57" office:value-type="float" office:value="100644" calcext:value-type="float">
            <text:p>100644</text:p>
          </table:table-cell>
          <table:table-cell table:style-name="ce38" office:value-type="string" calcext:value-type="string">
            <text:p>Normal file</text:p>
          </table:table-cell>
          <table:table-cell table:number-columns-repeated="1019"/>
        </table:table-row>
        <table:table-row table:style-name="ro14">
          <table:table-cell table:style-name="ce56" office:value-type="string" calcext:value-type="string">
            <text:p>git show &lt;sha du commit&gt;</text:p>
          </table:table-cell>
          <table:table-cell table:style-name="ce53" office:value-type="string" calcext:value-type="string">
            <text:p>Montre les détails d'un commit.</text:p>
          </table:table-cell>
          <table:table-cell table:style-name="ce59"/>
          <table:table-cell table:style-name="ce57" office:value-type="float" office:value="100755" calcext:value-type="float">
            <text:p>100755</text:p>
          </table:table-cell>
          <table:table-cell table:style-name="ce38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git commit</text:p>
          </table:table-cell>
          <table:table-cell table:style-name="ce53" office:value-type="string" calcext:value-type="string">
            <text:p>Après avoir résolu un conflit.</text:p>
          </table:table-cell>
          <table:table-cell table:style-name="ce59" table:number-columns-repeated="3"/>
          <table:table-cell table:number-columns-repeated="1019"/>
        </table:table-row>
        <table:table-row table:style-name="ro2">
          <table:table-cell table:style-name="ce56" office:value-type="string" calcext:value-type="string">
            <text:p>git rm -r --cached &lt;path to folder&gt;</text:p>
          </table:table-cell>
          <table:table-cell table:style-name="ce53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59" table:number-columns-repeated="3"/>
          <table:table-cell table:number-columns-repeated="1019"/>
        </table:table-row>
        <table:table-row table:style-name="ro1">
          <table:table-cell table:style-name="ce56" office:value-type="string" calcext:value-type="string">
            <text:p>git branch -vv</text:p>
          </table:table-cell>
          <table:table-cell table:style-name="ce53" office:value-type="string" calcext:value-type="string">
            <text:p>Montre les branches et les remote-trackings.</text:p>
          </table:table-cell>
          <table:table-cell table:style-name="ce59" table:number-columns-repeated="3"/>
          <table:table-cell table:number-columns-repeated="1019"/>
        </table:table-row>
        <table:table-row table:style-name="ro14">
          <table:table-cell table:style-name="ce56" office:value-type="string" calcext:value-type="string">
            <text:p>git diff -p &lt;commit_1&gt; &lt;commit_2&gt; &lt;nom_du_fichier&gt;</text:p>
          </table:table-cell>
          <table:table-cell table:style-name="ce53" office:value-type="string" calcext:value-type="string">
            <text:p>Montre les différences entre c1 et c2 sur le fichier mentionné.</text:p>
          </table:table-cell>
          <table:table-cell table:style-name="ce59" table:number-columns-repeated="3"/>
          <table:table-cell table:number-columns-repeated="1019"/>
        </table:table-row>
        <table:table-row table:style-name="ro1">
          <table:table-cell table:style-name="ce56"/>
          <table:table-cell table:style-name="ce53"/>
          <table:table-cell table:style-name="ce59" table:number-columns-repeated="3"/>
          <table:table-cell table:number-columns-repeated="1019"/>
        </table:table-row>
        <table:table-row table:style-name="ro1" table:number-rows-repeated="12">
          <table:table-cell table:style-name="ce56"/>
          <table:table-cell table:style-name="ce38"/>
          <table:table-cell table:style-name="ce59" table:number-columns-repeated="3"/>
          <table:table-cell table:number-columns-repeated="1019"/>
        </table:table-row>
        <table:table-row table:style-name="ro1" table:number-rows-repeated="6">
          <table:table-cell table:style-name="ce57"/>
          <table:table-cell table:style-name="ce38"/>
          <table:table-cell table:style-name="ce59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08:50:45.643268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08:51:05.480862974</dc:date>
    <meta:editing-duration>P1DT10H56M22S</meta:editing-duration>
    <meta:editing-cycles>228</meta:editing-cycles>
    <meta:generator>LibreOffice/6.0.7.3$Linux_X86_64 LibreOffice_project/00m0$Build-3</meta:generator>
    <dc:creator>Fr. Romain Marie </dc:creator>
    <meta:document-statistic meta:table-count="5" meta:cell-count="337" meta:object-count="0"/>
  </office:meta>
</office:document-meta>
</file>